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C8F4C74734EA2201.png" manifest:media-type="image/png"/>
  <manifest:file-entry manifest:full-path="Pictures/1000020100000BB800000BB87099A45456CC91F0.png" manifest:media-type="image/png"/>
  <manifest:file-entry manifest:full-path="Pictures/1000020100000BB800000BB8CD0C18CC042411FB.png" manifest:media-type="image/png"/>
  <manifest:file-entry manifest:full-path="Pictures/1000020100000BB800000BB8CB0353A043C02A15.png" manifest:media-type="image/png"/>
  <manifest:file-entry manifest:full-path="Pictures/1000020100000BB800000BB85595E609A866359C.png" manifest:media-type="image/png"/>
  <manifest:file-entry manifest:full-path="Pictures/1000020100000BB800000BB82C676884E322D9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style:font-name="Roboto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6.35cm" svg:x="1cm" svg:y="1cm">
          <draw:image xlink:href="Pictures/1000020100000BB800000BB8C8F4C74734EA2201.png" xlink:type="simple" xlink:show="embed" xlink:actuate="onLoad">
            <text:p/>
          </draw:image>
        </draw:frame>
        <draw:frame draw:style-name="gr1" draw:text-style-name="P1" draw:layer="layout" svg:width="6.35cm" svg:height="6.35cm" svg:x="1cm" svg:y="6.95cm">
          <draw:image xlink:href="Pictures/1000020100000BB800000BB87099A45456CC91F0.png" xlink:type="simple" xlink:show="embed" xlink:actuate="onLoad">
            <text:p/>
          </draw:image>
        </draw:frame>
        <draw:frame draw:style-name="gr1" draw:text-style-name="P1" draw:layer="layout" svg:width="6.35cm" svg:height="6.35cm" svg:x="7.35cm" svg:y="1cm">
          <draw:image xlink:href="Pictures/1000020100000BB800000BB8CB0353A043C02A15.png" xlink:type="simple" xlink:show="embed" xlink:actuate="onLoad">
            <text:p/>
          </draw:image>
        </draw:frame>
        <draw:frame draw:style-name="gr1" draw:text-style-name="P1" draw:layer="layout" svg:width="6.35cm" svg:height="6.35cm" svg:x="13.7cm" svg:y="1cm">
          <draw:image xlink:href="Pictures/1000020100000BB800000BB82C676884E322D95E.png" xlink:type="simple" xlink:show="embed" xlink:actuate="onLoad">
            <text:p/>
          </draw:image>
        </draw:frame>
        <draw:frame draw:style-name="gr1" draw:text-style-name="P1" draw:layer="layout" svg:width="6.35cm" svg:height="6.35cm" svg:x="7.35cm" svg:y="6.95cm">
          <draw:image xlink:href="Pictures/1000020100000BB800000BB85595E609A866359C.png" xlink:type="simple" xlink:show="embed" xlink:actuate="onLoad">
            <text:p/>
          </draw:image>
        </draw:frame>
        <draw:frame draw:style-name="gr1" draw:text-style-name="P1" draw:layer="layout" svg:width="6.35cm" svg:height="6.35cm" svg:x="13.7cm" svg:y="6.95cm">
          <draw:image xlink:href="Pictures/1000020100000BB800000BB8CD0C18CC042411FB.png" xlink:type="simple" xlink:show="embed" xlink:actuate="onLoad">
            <text:p/>
          </draw:image>
        </draw:frame>
        <draw:frame draw:style-name="gr2" draw:text-style-name="P2" draw:layer="layout" svg:width="1.463cm" svg:height="0.997cm" svg:x="9.806cm" svg:y="6.646cm">
          <draw:text-box>
            <text:p><text:span text:style-name="T1">H F</text:span></text:p>
          </draw:text-box>
        </draw:frame>
        <draw:frame draw:style-name="gr3" draw:text-style-name="P3" draw:layer="layout" svg:width="3.779cm" svg:height="0.996cm" svg:x="1.794cm" svg:y="1.816cm">
          <draw:text-box>
            <text:p><text:span text:style-name="T1">H Flux (log)</text:span></text:p>
          </draw:text-box>
        </draw:frame>
        <draw:frame draw:style-name="gr3" draw:text-style-name="P3" draw:layer="layout" svg:width="3.779cm" svg:height="0.996cm" svg:x="8.164cm" svg:y="1.816cm">
          <draw:text-box>
            <text:p><text:span text:style-name="T1">Spheroid</text:span></text:p>
          </draw:text-box>
        </draw:frame>
        <draw:frame draw:style-name="gr3" draw:text-style-name="P3" draw:layer="layout" svg:width="3.779cm" svg:height="0.996cm" svg:x="14.514cm" svg:y="1.816cm">
          <draw:text-box>
            <text:p><text:span text:style-name="T1">Disk</text:span></text:p>
          </draw:text-box>
        </draw:frame>
        <draw:frame draw:style-name="gr3" draw:text-style-name="P3" draw:layer="layout" svg:width="4.774cm" svg:height="0.996cm" svg:x="14.514cm" svg:y="7.816cm">
          <draw:text-box>
            <text:p><text:span text:style-name="T1">PS/Compact</text:span></text:p>
          </draw:text-box>
        </draw:frame>
        <draw:frame draw:style-name="gr3" draw:text-style-name="P3" draw:layer="layout" svg:width="3.779cm" svg:height="0.996cm" svg:x="8.165cm" svg:y="7.816cm">
          <draw:text-box>
            <text:p><text:span text:style-name="T1">Irregular</text:span></text:p>
          </draw:text-box>
        </draw:frame>
        <draw:frame draw:style-name="gr3" draw:text-style-name="P3" draw:layer="layout" svg:width="3.779cm" svg:height="0.996cm" svg:x="1.795cm" svg:y="7.807cm">
          <draw:text-box>
            <text:p><text:span text:style-name="T1">H Fl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31cm" fo:page-height="14.3cm" style:print-orientation="portrait"/>
    </style:page-layout>
    <style:style style:name="Mdp1" style:family="drawing-page">
      <style:drawing-page-properties draw:background-size="border" draw:fill="solid" draw:fill-color="#7e002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0:25:27.611868059</meta:creation-date>
    <dc:date>2019-03-08T10:39:17.206346746</dc:date>
    <meta:editing-duration>PT13M49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